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3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4" style:parent-style-name="Normal" style:family="paragraph">
      <style:paragraph-properties fo:text-align="center"/>
      <style:text-properties fo:font-size="22pt" style:font-size-asian="22pt" style:font-size-complex="22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Paragraphedeliste" style:list-style-name="LFO1" style:family="paragraph"/>
    <style:style style:name="T8" style:parent-style-name="Policepardéfaut" style:family="text">
      <style:text-properties fo:font-size="16pt" style:font-size-asian="16pt" style:font-size-complex="16pt"/>
    </style:style>
    <style:style style:name="T9" style:parent-style-name="Policepardéfaut" style:family="text">
      <style:text-properties fo:font-size="16pt" style:font-size-asian="16pt" style:font-size-complex="16pt"/>
    </style:style>
    <style:style style:name="T10" style:parent-style-name="Policepardéfaut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LECHAT Baptiste / FOKOU Steve<text:tab/><text:tab/><text:tab/><text:tab/><text:tab/><text:tab/><text:tab/>C.I.R 1</text:p>
      <text:p text:style-name="Normal"/>
      <text:p text:style-name="Normal"/>
      <text:p text:style-name="P2">Site Web</text:p>
      <text:p text:style-name="P3"/>
      <text:p text:style-name="P4"/>
      <text:p text:style-name="P5">Voici le lien développeur de notre maquette Figma, principalement réalisé par Steve :</text:p>
      <text:p text:style-name="P6"/>
      <text:list text:style-name="LFO1" text:continue-numbering="true">
        <text:list-item>
          <text:p text:style-name="P7"><text:span text:style-name="T8">« </text:span><text:span text:style-name="T9">https://www.figma.com/design/X8dErkhLEJX9RzCSbuNIRz/Untitled?node-id=0-1&amp;m=dev&amp;t=wQyL6edB1rWvrmGn-1</text:span><text:span text:style-name="T10"> »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ptiste LECHAT (CIR1 NANTES)</meta:initial-creator>
    <dc:creator>Baptiste LECHAT (CIR1 NANTES)</dc:creator>
    <meta:creation-date>2025-05-21T14:06:00Z</meta:creation-date>
    <dc:date>2025-05-21T14:08:00Z</dc:date>
    <meta:template xlink:href="Normal.dotm" xlink:type="simple"/>
    <meta:editing-cycles>1</meta:editing-cycles>
    <meta:editing-duration>PT120S</meta:editing-duration>
    <meta:document-statistic meta:page-count="1" meta:paragraph-count="1" meta:word-count="38" meta:character-count="247" meta:row-count="1" meta:non-whitespace-character-count="210"/>
  </office:meta>
</office:document-meta>
</file>